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7cm" style:rel-column-width="18293*"/>
    </style:style>
    <style:style style:name="Table1.B" style:family="table-column">
      <style:table-column-properties style:column-width="10.769cm" style:rel-column-width="47242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0.002cm solid #0000ff" fo:border-bottom="0.002cm solid #0000ff"/>
    </style:style>
    <style:style style:name="Table1.B2" style:family="table-cell">
      <style:table-cell-properties fo:padding="0.097cm" fo:border="0.002cm solid #0000ff"/>
    </style:style>
    <style:style style:name="Table1.A3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3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cm" table:align="center"/>
    </style:style>
    <style:style style:name="Table5.A" style:family="table-column">
      <style:table-column-properties style:column-width="4.731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3" style:family="paragraph" style:parent-style-name="Code_20_Listing">
      <style:paragraph-properties fo:break-before="page"/>
      <style:text-properties fo:color="#000080"/>
    </style:style>
    <style:style style:name="P4" style:family="paragraph" style:parent-style-name="Method_20_Body">
      <style:paragraph-properties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9" style:family="paragraph" style:parent-style-name="Method_20_Table_20_Description">
      <style:text-properties fo:font-size="11pt" style:font-size-asian="11pt" style:font-size-complex="11pt"/>
    </style:style>
    <style:style style:name="P10" style:family="paragraph" style:parent-style-name="Code_20_Listing">
      <style:text-properties fo:color="#000080"/>
    </style:style>
    <style:style style:name="P11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12" style:family="paragraph" style:parent-style-name="Method_20_Body">
      <style:paragraph-properties fo:margin-left="0cm" fo:margin-right="0cm" fo:text-indent="0cm" style:auto-text-indent="false"/>
    </style:style>
    <style:style style:name="P13" style:family="paragraph" style:parent-style-name="Method_20_Body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Method_20_Body">
      <style:paragraph-properties fo:margin-left="0cm" fo:margin-right="0cm" fo:text-indent="0cm" style:auto-text-indent="false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Method_20_Body">
      <style:paragraph-properties fo:margin-left="1.251cm" fo:margin-right="0cm" fo:text-indent="0cm" style:auto-text-indent="false"/>
    </style:style>
    <style:style style:name="P16" style:family="paragraph" style:parent-style-name="Method_20_Body">
      <style:paragraph-properties fo:margin-left="2.501cm" fo:margin-right="0cm" fo:text-indent="0cm" style:auto-text-indent="false"/>
    </style:style>
    <style:style style:name="P17" style:family="paragraph" style:parent-style-name="Method_20_Code_20_Listing">
      <style:text-properties fo:color="#000080"/>
    </style:style>
    <style:style style:name="P18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9" style:family="paragraph" style:parent-style-name="Method_20_Listing_20_Title">
      <style:paragraph-properties fo:break-before="page"/>
    </style:style>
    <style:style style:name="P20" style:family="paragraph" style:parent-style-name="Class_20_Title" style:master-page-name="Standard">
      <style:paragraph-properties style:page-number="auto"/>
    </style:style>
    <style:style style:name="P21" style:family="paragraph" style:parent-style-name="Criteria_20_Body" style:list-style-name="L1"/>
    <style:style style:name="P22" style:family="paragraph" style:parent-style-name="Criteria_20_Body" style:list-style-name="L2"/>
    <style:style style:name="P23" style:family="paragraph" style:parent-style-name="Coding_20_Title">
      <style:paragraph-properties fo:break-before="page"/>
    </style:style>
    <style:style style:name="P24" style:family="paragraph" style:parent-style-name="Method_20_Title">
      <style:paragraph-properties fo:break-before="page"/>
    </style:style>
    <style:style style:name="P25" style:family="paragraph" style:parent-style-name="Method_20_Code_20_Listing">
      <style:text-properties fo:color="#000080"/>
    </style:style>
    <style:style style:name="P26" style:family="paragraph" style:parent-style-name="Code_20_Listing">
      <style:text-properties fo:color="#000080"/>
    </style:style>
    <style:style style:name="P27" style:family="paragraph" style:parent-style-name="Code_20_Listing">
      <style:paragraph-properties fo:break-before="page"/>
      <style:text-properties fo:color="#000080"/>
    </style:style>
    <style:style style:name="P28" style:family="paragraph" style:parent-style-name="Standard" style:list-style-name="L1"/>
    <style:style style:name="P29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660000"/>
    </style:style>
    <style:style style:name="T5" style:family="text">
      <style:text-properties fo:color="#008200"/>
    </style:style>
    <style:style style:name="T6" style:family="text">
      <style:text-properties fo:font-size="11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0000"/>
    </style:style>
    <style:style style:name="T8" style:family="text">
      <style:text-properties style:font-weight-complex="normal"/>
    </style:style>
    <style:style style:name="T9" style:family="text">
      <style:text-properties fo:color="#808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Factory\InvokeFunction</text:h>
      <text:p text:style-name="Class_20_Description"/>
      <text:p text:style-name="Class_20_Description">Call the requested class method and pass any provided parameters.</text:p>
      <text:p text:style-name="Class_20_Description"/>
      <text:h text:style-name="Criteria_20_Title" text:outline-level="2">Design criteria and considerations</text:h>
      <text:p text:style-name="Criteria_20_Body"/>
      <text:p text:style-name="Criteria_20_Body">Among the design considerations for the <text:span text:style-name="Class_20_Variables">Factory\InvokeFunction</text:span> class are:</text:p>
      <text:p text:style-name="Criteria_20_Body"/>
      <text:list xml:id="list1599311647" text:style-name="L1">
        <text:list-item>
          <text:p text:style-name="P21">The <text:span text:style-name="Class_20_Variables">Factory\InvokeFunction</text:span> class is dependent upon the following classes:</text:p>
          <text:p text:style-name="P28"/>
        </text:list-item>
      </text:list>
      <text:list xml:id="list715570563" text:style-name="L2">
        <text:list-item>
          <text:p text:style-name="P22"><text:span text:style-name="Class_20_Variables">Factory\Exception</text:span> - to throw an exception in case of a serious error condition;</text:p>
        </text:list-item>
        <text:list-item>
          <text:p text:style-name="P22"><text:span text:style-name="Class_20_Variables">Error</text:span> – to provide codes and messages for the <text:span text:style-name="Class_20_Variables">Exception</text:span> class;</text:p>
        </text:list-item>
        <text:list-item>
          <text:p text:style-name="P29"><text:span text:style-name="Class_20_Variables">Autoload</text:span> – the <text:span text:style-name="Class_20_Variables">loadClass</text:span> method is used to load the requested class, if it is not already in memory;</text:p>
          <text:p text:style-name="P29"/>
        </text:list-item>
      </text:list>
      <text:list xml:id="list1023127911" text:continue-list="list1599311647" text:style-name="L1">
        <text:list-item>
          <text:p text:style-name="P21">The <text:span text:style-name="Class_20_Variables">Factory\InvokeFunction</text:span> class uses the PHP <text:span text:style-name="T1">ReflectionFunction</text:span> class to invoke the requested class method.</text:p>
          <text:p text:style-name="P21">.</text:p>
        </text:list-item>
      </text:list>
      <text:p text:style-name="Method_20_Body"/>
      <text:p text:style-name="Method_20_Body"/>
      <text:p text:style-name="Method_20_Body"/>
      <text:p text:style-name="Standard"/>
      <text:h text:style-name="P19" text:outline-level="4">Class Properties</text:h>
      <text:p text:style-name="Method_20_Body"/>
      <text:p text:style-name="Method_20_Body">The <text:span text:style-name="T1">Factory\InvokeFunction</text:span> class contains the following class property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Method</text:p>
          </table:table-cell>
          <table:table-cell table:style-name="Table2.B1" office:value-type="string">
            <text:p text:style-name="P5">Description</text:p>
          </table:table-cell>
        </table:table-row>
        <table:table-row>
          <table:table-cell table:style-name="Table2.A2" office:value-type="string">
            <text:p text:style-name="P7">$functionName</text:p>
          </table:table-cell>
          <table:table-cell table:style-name="Table2.B2" office:value-type="string">
            <text:p text:style-name="P9">Function name to be invoked.</text:p>
          </table:table-cell>
        </table:table-row>
      </table:table>
      <text:p text:style-name="P2"/>
      <text:p text:style-name="Method_20_Body"/>
      <text:h text:style-name="Method_20_Listing_20_Title" text:outline-level="4">Class Methods</text:h>
      <text:h text:style-name="Method_20_Listing_20_Title" text:outline-level="4"/>
      <text:p text:style-name="Method_20_Body">The <text:span text:style-name="T1">Factory\InvokeFunction</text:span> class contains the following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Method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6"><text:a xlink:type="simple" xlink:href="#construct">__construct</text:a></text:p>
          </table:table-cell>
          <table:table-cell table:style-name="Table1.B2" office:value-type="string">
            <text:p text:style-name="P9">Class constructor</text:p>
          </table:table-cell>
        </table:table-row>
        <table:table-row>
          <table:table-cell table:style-name="Table1.A3" office:value-type="string">
            <text:p text:style-name="P6"><text:a xlink:type="simple" xlink:href="#functionName">functionName</text:a></text:p>
          </table:table-cell>
          <table:table-cell table:style-name="Table1.B3" office:value-type="string">
            <text:p text:style-name="P13"><text:span text:style-name="Class_20_Variables"><text:span text:style-name="T6">Returns the name of the instance object.</text:span></text:span></text:p>
          </table:table-cell>
        </table:table-row>
        <table:table-row>
          <table:table-cell table:style-name="Table1.A3" office:value-type="string">
            <text:p text:style-name="P6"><text:a xlink:type="simple" xlink:href="#invoke">invoke</text:a></text:p>
          </table:table-cell>
          <table:table-cell table:style-name="Table1.B3" office:value-type="string">
            <text:p text:style-name="P13"><text:span text:style-name="Class_20_Variables"><text:span text:style-name="T6">Invokes the requested class method with arguments</text:span></text:span></text:p>
          </table:table-cell>
        </table:table-row>
        <table:table-row>
          <table:table-cell table:style-name="Table1.A3" office:value-type="string">
            <text:p text:style-name="P6"><text:a xlink:type="simple" xlink:href="#invokeArgs">invokeArgs</text:a></text:p>
          </table:table-cell>
          <table:table-cell table:style-name="Table1.B3" office:value-type="string">
            <text:p text:style-name="P14">Invokes the requested class method with arguments from an array.</text:p>
          </table:table-cell>
        </table:table-row>
      </table:table>
      <text:p text:style-name="Standard"/>
      <text:p text:style-name="P8"/>
      <text:h text:style-name="P24" text:outline-level="5"><text:bookmark-start text:name="construct"/>__construct<text:bookmark-end text:name="construct"/></text:h>
      <text:p text:style-name="Method_20_Body"/>
      <text:p text:style-name="Method_20_Body">Class constructor.</text:p>
      <text:p text:style-name="Method_20_Body"/>
      <text:p text:style-name="P17">/**</text:p>
      <text:p text:style-name="P17"><text:s/>* __construct</text:p>
      <text:p text:style-name="P17"><text:s/>*</text:p>
      <text:p text:style-name="P17"><text:s/>* Class constructor</text:p>
      <text:p text:style-name="P17"><text:s/>* <text:span text:style-name="T1">@param</text:span> string $functionName = (optional) function name</text:p>
      <text:p text:style-name="P17"><text:s/>*/</text:p>
      <text:p text:style-name="P17">public function __construct($functionName=null)</text:p>
      <text:p text:style-name="P17">{</text:p>
      <text:p text:style-name="P17"><text:tab/>$this-&gt;functionName($functionName);</text:p>
      <text:p text:style-name="P17">}</text:p>
      <text:p text:style-name="Method_20_Body"/>
      <text:p text:style-name="Method_20_Body">The <text:span text:style-name="Class_20_Variables">__construct</text:span> method expects two, optional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">Parameter</text:p>
          </table:table-cell>
          <table:table-cell table:style-name="Table10.B1" office:value-type="string">
            <text:p text:style-name="P5">Description</text:p>
          </table:table-cell>
        </table:table-row>
        <table:table-row>
          <table:table-cell table:style-name="Table10.A2" office:value-type="string">
            <text:p text:style-name="P6">$functionName</text:p>
          </table:table-cell>
          <table:table-cell table:style-name="Table10.B2" office:value-type="string">
            <text:p text:style-name="P12">Name of the function to invoke.</text:p>
          </table:table-cell>
        </table:table-row>
      </table:table>
      <text:p text:style-name="Method_20_Body"/>
      <text:p text:style-name="Method_20_Body">The <text:span text:style-name="Class_20_Variables">functionName</text:span> method is called to set the <text:span text:style-name="Class_20_Variables">$functionName</text:span> parameter in the <text:span text:style-name="Class_20_Variables">$functionName</text:span> class property.</text:p>
      <text:p text:style-name="Method_20_Body"/>
      <text:p text:style-name="Method_20_Body"/>
      <text:h text:style-name="P24" text:outline-level="5"><text:bookmark-start text:name="functionName"/>functionName<text:bookmark-end text:name="functionName"/></text:h>
      <text:p text:style-name="Method_20_Body"/>
      <text:p text:style-name="Method_20_Body">(Sets and) returns the function name.</text:p>
      <text:p text:style-name="Method_20_Body"/>
      <text:p text:style-name="P17">/**</text:p>
      <text:p text:style-name="P17"><text:s/>* functionName.</text:p>
      <text:p text:style-name="P17"><text:s/>*</text:p>
      <text:p text:style-name="P17"><text:s/>* get/set the function name.</text:p>
      <text:p text:style-name="P17"><text:s/>* <text:span text:style-name="T1">@param</text:span> string $functionName = (optional) function name, null to query.</text:p>
      <text:p text:style-name="P17"><text:s/>* <text:span text:style-name="T1">@return</text:span> string $functionName = function name.</text:p>
      <text:p text:style-name="P17"><text:s/>*/</text:p>
      <text:p text:style-name="P17">public function functionName($functionName=null)</text:p>
      <text:p text:style-name="P17">{</text:p>
      <text:p text:style-name="P17"><text:tab/>if ($functionName)</text:p>
      <text:p text:style-name="P17"><text:tab/>{</text:p>
      <text:p text:style-name="P17"><text:s text:c="2"/><text:tab/><text:tab/>$this-&gt;functionName = $functionName;</text:p>
      <text:p text:style-name="P17"><text:tab/>}</text:p>
      <text:p text:style-name="P17"/>
      <text:p text:style-name="P17"><text:tab/>return $this-&gt;functionName;</text:p>
      <text:p text:style-name="P17">}</text:p>
      <text:p text:style-name="Method_20_Body"/>
      <text:p text:style-name="Method_20_Body">The <text:span text:style-name="Class_20_Variables">functionName</text:span> method expects a single, optional parameter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Parameter</text:p>
          </table:table-cell>
          <table:table-cell table:style-name="Table3.B1" office:value-type="string">
            <text:p text:style-name="P5">Description</text:p>
          </table:table-cell>
        </table:table-row>
        <table:table-row>
          <table:table-cell table:style-name="Table3.A2" office:value-type="string">
            <text:p text:style-name="P6">$functionName</text:p>
          </table:table-cell>
          <table:table-cell table:style-name="Table3.B2" office:value-type="string">
            <text:p text:style-name="P12">Name of the function.</text:p>
          </table:table-cell>
        </table:table-row>
      </table:table>
      <text:p text:style-name="Method_20_Body"/>
      <text:p text:style-name="Method_20_Body">If the <text:span text:style-name="Class_20_Variables">$functionName</text:span> parameter is not null, the <text:span text:style-name="Class_20_Variables">$functionName</text:span> parameter is assigned to the <text:span text:style-name="Class_20_Variables">$functionName</text:span> class property.</text:p>
      <text:p text:style-name="Method_20_Body"/>
      <text:p text:style-name="Method_20_Body">The <text:span text:style-name="Class_20_Variables">$functionName</text:span> class property is returned.</text:p>
      <text:p text:style-name="Method_20_Body"/>
      <text:p text:style-name="Method_20_Body"/>
      <text:h text:style-name="P24" text:outline-level="5"><text:bookmark-start text:name="invoke"/>invoke<text:bookmark-end text:name="invoke"/></text:h>
      <text:p text:style-name="Method_20_Body"/>
      <text:p text:style-name="Method_20_Body">Invokes the requested class method with arguments from a list.</text:p>
      <text:p text:style-name="Method_20_Body"/>
      <text:p text:style-name="P17">/**</text:p>
      <text:p text:style-name="P17"><text:s/>* invoke.</text:p>
      <text:p text:style-name="P17"><text:s/>*</text:p>
      <text:p text:style-name="P17"><text:s/>* Invokes the requested function with arguments in a list</text:p>
      <text:p text:style-name="P18"><text:s/>* <text:span text:style-name="T1">@param</text:span> array $arguments = list of parameters to pass to the function,</text:p>
      <text:p text:style-name="P17"><text:s/>* <text:span text:style-name="T1">@return</text:span> mixed $result = function execution result, if appropriate</text:p>
      <text:p text:style-name="P17"><text:s/>* <text:span text:style-name="T1">@throws</text:span> Library\Factory\Exception, \ReflectionException</text:p>
      <text:p text:style-name="P17"><text:s/>*/</text:p>
      <text:p text:style-name="P17">public function invoke()</text:p>
      <text:p text:style-name="P17">{</text:p>
      <text:p text:style-name="P17"><text:tab/>$arguments = func_get_args();</text:p>
      <text:p text:style-name="P17"/>
      <text:p text:style-name="P17"><text:tab/>if (count($arguments) == 0)</text:p>
      <text:p text:style-name="P17"><text:tab/>{</text:p>
      <text:p text:style-name="P17"><text:tab/><text:tab/>throw new Exception(Error::code('MissingFunctionName'));</text:p>
      <text:p text:style-name="P17"><text:tab/>}</text:p>
      <text:p text:style-name="P17"/>
      <text:p text:style-name="P17"><text:tab/>return $this-&gt;invokeArgs($arguments);</text:p>
      <text:p text:style-name="P17">}</text:p>
      <text:p text:style-name="Method_20_Body"/>
      <text:p text:style-name="Method_20_Body">The <text:span text:style-name="Class_20_Variables">invoke</text:span> method invokes the current <text:span text:style-name="Class_20_Variables">$functionName</text:span> class property, with arguments <text:s/>The arguments are passed blindly and the <text:span text:style-name="Class_20_Variables">invoke</text:span> method uses the PHP <text:s/><text:span text:style-name="T1">func_get_args</text:span> function to load the arguments to an array for processing.</text:p>
      <text:p text:style-name="Method_20_Body"/>
      <text:p text:style-name="Method_20_Body">The <text:span text:style-name="Class_20_Variables">invoke</text:span> method expects the following as parameter(s)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Parameter</text:p>
          </table:table-cell>
          <table:table-cell table:style-name="Table5.B1" office:value-type="string">
            <text:p text:style-name="P5">Description</text:p>
          </table:table-cell>
        </table:table-row>
        <table:table-row>
          <table:table-cell table:style-name="Table5.A2" office:value-type="string">
            <text:p text:style-name="P6">$arguments</text:p>
          </table:table-cell>
          <table:table-cell table:style-name="Table5.B2" office:value-type="string">
            <text:p text:style-name="P12">The class instance and parameter values to pass to the <text:span text:style-name="Class_20_Variables">$method</text:span>..</text:p>
          </table:table-cell>
        </table:table-row>
      </table:table>
      <text:p text:style-name="Method_20_Body"/>
      <text:p text:style-name="Method_20_Body"/>
      <text:p text:style-name="Method_20_Body">The <text:span text:style-name="Class_20_Variables">$arguments</text:span> method variable is initialized with the result of calling the PHP <text:span text:style-name="T1">func_get_args</text:span> function.</text:p>
      <text:p text:style-name="Method_20_Body"/>
      <text:p text:style-name="Method_20_Body">The PHP <text:span text:style-name="T1">count</text:span> function is passed the <text:span text:style-name="Class_20_Variables">$arguments</text:span> method variable to determine the number of array elements. <text:s/>If the number of array elements is 0, a <text:span text:style-name="Class_20_Variables">Factory\Exception</text:span> is thrown.</text:p>
      <text:p text:style-name="Method_20_Body"/>
      <text:p text:style-name="Method_20_Body">The <text:span text:style-name="Class_20_Variables"><text:span text:style-name="T8">$arguments</text:span></text:span> method variable is passed to the <text:span text:style-name="Class_20_Variables">invokeArgs</text:span> method and the result is returned.</text:p>
      <text:p text:style-name="Method_20_Body"/>
      <text:p text:style-name="Method_20_Body"/>
      <text:h text:style-name="P24" text:outline-level="5"><text:bookmark-start text:name="invokeArgs"/>invokeArgs<text:bookmark-end text:name="invokeArgs"/></text:h>
      <text:p text:style-name="Method_20_Body"/>
      <text:p text:style-name="Method_20_Body">Invokes the requested class method with arguments from an array.</text:p>
      <text:p text:style-name="Method_20_Body"/>
      <text:p text:style-name="Method_20_Code_20_Listing">/**</text:p>
      <text:p text:style-name="Method_20_Code_20_Listing"><text:s/>* invokeArgs.</text:p>
      <text:p text:style-name="Method_20_Code_20_Listing"><text:s/>*</text:p>
      <text:p text:style-name="Method_20_Code_20_Listing"><text:s/>* Invokes the requested class method with arguments from an array.</text:p>
      <text:p text:style-name="Method_20_Code_20_Listing"><text:s/>* <text:span text:style-name="T1">@param</text:span> array $arguments = array of arguments to pass to the class method</text:p>
      <text:p text:style-name="Method_20_Code_20_Listing"><text:s/>* <text:span text:style-name="T1">@return</text:span> mixed $result = function execution result, if appropriate</text:p>
      <text:p text:style-name="Method_20_Code_20_Listing"><text:s/>* <text:span text:style-name="T1">@throws</text:span> Library\Factory\Exception, \ReflectionException</text:p>
      <text:p text:style-name="Method_20_Code_20_Listing"><text:s/>*/</text:p>
      <text:p text:style-name="Method_20_Code_20_Listing">public function invokeArgs(&amp;$arguments)</text:p>
      <text:p text:style-name="Method_20_Code_20_Listing">{</text:p>
      <text:p text:style-name="P17"><text:tab/>if (! $this-&gt;functionName)</text:p>
      <text:p text:style-name="Method_20_Code_20_Listing"><text:tab/>{</text:p>
      <text:p text:style-name="Method_20_Code_20_Listing"><text:tab/><text:tab/>throw new Exception(Error::code('MissingFunctionName'));</text:p>
      <text:p text:style-name="Method_20_Code_20_Listing"><text:tab/>}</text:p>
      <text:p text:style-name="Method_20_Code_20_Listing"/>
      <text:p text:style-name="Method_20_Code_20_Listing"><text:tab/>$function = new \ReflectionFunction($this-&gt;functionName);</text:p>
      <text:p text:style-name="Method_20_Code_20_Listing"><text:tab/>$parameters = $function-&gt;getParameters();</text:p>
      <text:p text:style-name="Method_20_Code_20_Listing"/>
      <text:p text:style-name="Method_20_Code_20_Listing"><text:tab/>$elements = 0;</text:p>
      <text:p text:style-name="Method_20_Code_20_Listing"><text:tab/>if (count($arguments) &gt; 0)</text:p>
      <text:p text:style-name="Method_20_Code_20_Listing"><text:tab/>{</text:p>
      <text:p text:style-name="Method_20_Code_20_Listing"><text:tab/><text:tab/>foreach($parameters as $key =&gt; $parameter)</text:p>
      <text:p text:style-name="Method_20_Code_20_Listing"><text:tab/><text:tab/>{</text:p>
      <text:p text:style-name="Method_20_Code_20_Listing"><text:tab/><text:tab/><text:tab/>if (! array_key_exists($key, $arguments))</text:p>
      <text:p text:style-name="Method_20_Code_20_Listing"><text:tab/><text:tab/><text:tab/>{</text:p>
      <text:p text:style-name="Method_20_Code_20_Listing"><text:tab/><text:tab/><text:tab/><text:tab/>break;</text:p>
      <text:p text:style-name="Method_20_Code_20_Listing"><text:tab/><text:tab/><text:tab/>}</text:p>
      <text:p text:style-name="Method_20_Code_20_Listing"/>
      <text:p text:style-name="Method_20_Code_20_Listing"><text:tab/><text:tab/><text:tab/>$elements++;</text:p>
      <text:p text:style-name="Method_20_Code_20_Listing"><text:tab/><text:tab/><text:tab/>if ($parameter-&gt;isPassedByReference())</text:p>
      <text:p text:style-name="Method_20_Code_20_Listing"><text:tab/><text:tab/><text:tab/>{</text:p>
      <text:p text:style-name="Method_20_Code_20_Listing"><text:tab/><text:tab/><text:tab/><text:tab/>$arguments[$key] = &amp;$arguments[$key];</text:p>
      <text:p text:style-name="Method_20_Code_20_Listing"><text:tab/><text:tab/><text:tab/>}</text:p>
      <text:p text:style-name="Method_20_Code_20_Listing"><text:tab/><text:tab/>}</text:p>
      <text:p text:style-name="Method_20_Code_20_Listing"><text:tab/>}</text:p>
      <text:p text:style-name="Method_20_Code_20_Listing"/>
      <text:p text:style-name="Method_20_Code_20_Listing"><text:tab/>while (++$elements &lt; count($arguments))</text:p>
      <text:p text:style-name="Method_20_Code_20_Listing"><text:tab/>{</text:p>
      <text:p text:style-name="Method_20_Code_20_Listing"><text:tab/><text:tab/>$arguments[$elements] = &amp;$arguments[$elements];</text:p>
      <text:p text:style-name="Method_20_Code_20_Listing"><text:tab/>}</text:p>
      <text:p text:style-name="Method_20_Code_20_Listing"/>
      <text:p text:style-name="Method_20_Code_20_Listing"><text:tab/>$result = false;</text:p>
      <text:p text:style-name="Method_20_Code_20_Listing"/>
      <text:p text:style-name="Method_20_Code_20_Listing"><text:tab/>if (count($arguments) == 0)</text:p>
      <text:p text:style-name="Method_20_Code_20_Listing"><text:tab/>{</text:p>
      <text:p text:style-name="Method_20_Code_20_Listing"><text:tab/><text:tab/>$result = $function-&gt;invoke();</text:p>
      <text:p text:style-name="Method_20_Code_20_Listing"><text:tab/>}</text:p>
      <text:p text:style-name="Method_20_Code_20_Listing"><text:tab/>else</text:p>
      <text:p text:style-name="Method_20_Code_20_Listing"><text:tab/>{</text:p>
      <text:p text:style-name="Method_20_Code_20_Listing"><text:tab/><text:tab/>$result = $function-&gt;invokeArgs($arguments);</text:p>
      <text:p text:style-name="Method_20_Code_20_Listing"><text:tab/>}</text:p>
      <text:p text:style-name="Method_20_Code_20_Listing"/>
      <text:p text:style-name="Method_20_Code_20_Listing"><text:tab/>return $result;</text:p>
      <text:p text:style-name="Method_20_Code_20_Listing">}</text:p>
      <text:p text:style-name="P4">The <text:span text:style-name="Class_20_Variables">invokeArgs</text:span> method expects the following as parameter(s)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Parameter</text:p>
          </table:table-cell>
          <table:table-cell table:style-name="Table6.B1" office:value-type="string">
            <text:p text:style-name="P5">Description</text:p>
          </table:table-cell>
        </table:table-row>
        <table:table-row>
          <table:table-cell table:style-name="Table6.A2" office:value-type="string">
            <text:p text:style-name="P6">$arguments</text:p>
          </table:table-cell>
          <table:table-cell table:style-name="Table6.B2" office:value-type="string">
            <text:p text:style-name="P12">An array containing the parameter values to pass to the <text:span text:style-name="Class_20_Variables">$method</text:span>..</text:p>
          </table:table-cell>
        </table:table-row>
      </table:table>
      <text:p text:style-name="Method_20_Body"/>
      <text:p text:style-name="Method_20_Body">If the <text:span text:style-name="Class_20_Variables">$functionName</text:span> class property is not set, a <text:span text:style-name="Class_20_Variables">Factory\Exception</text:span> is thrown.</text:p>
      <text:p text:style-name="Method_20_Body"/>
      <text:p text:style-name="Method_20_Body">The PHP <text:span text:style-name="T1">new</text:span> directive is used to create a new instance of the PHP <text:span text:style-name="T1">ReflectionFunction</text:span> class, passing the <text:span text:style-name="Class_20_Variables">$functionName</text:span> class properties to the constructor. <text:s/>The result is assigned to the <text:span text:style-name="Class_20_Variables">$function</text:span> method instance variable.</text:p>
      <text:p text:style-name="Method_20_Body"/>
      <text:p text:style-name="Method_20_Body">The <text:span text:style-name="Class_20_Variables">getParameters</text:span> method of the <text:span text:style-name="Class_20_Variables">$function</text:span> method instance variable is called and the results are stored in the <text:span text:style-name="Class_20_Variables">$parameters</text:span> method array variable.</text:p>
      <text:p text:style-name="Method_20_Body"/>
      <text:p text:style-name="Method_20_Body">The <text:span text:style-name="Class_20_Variables">$elements</text:span> method variable is initialized to 0.</text:p>
      <text:p text:style-name="Method_20_Body"/>
      <text:p text:style-name="Method_20_Body">If the result of calling the PHP <text:span text:style-name="T1">count</text:span> function on the <text:span text:style-name="Class_20_Variables">$arguments</text:span> parameter is greater than 0,</text:p>
      <text:p text:style-name="Method_20_Body"/>
      <text:p text:style-name="P15">A control loop is entered to iterate each element of the <text:span text:style-name="Class_20_Variables">$parameters</text:span> method variable into it's index, <text:span text:style-name="Class_20_Variables">$key</text:span>, and it's value, <text:span text:style-name="Class_20_Variables">$parameter</text:span>,</text:p>
      <text:p text:style-name="P15"/>
      <text:p text:style-name="P16">The <text:span text:style-name="Class_20_Variables">$key</text:span> method variable is checked for in the <text:span text:style-name="Class_20_Variables">$arguments</text:span> method variable by calling the PHP <text:span text:style-name="T1">array_key_exists</text:span> function, and passing it the <text:span text:style-name="Class_20_Variables">$key</text:span> and <text:span text:style-name="Class_20_Variables">$arguments</text:span> method variables. <text:s/>If the result is false, the control loop is exited with a PHP break directive;</text:p>
      <text:p text:style-name="P16"/>
      <text:p text:style-name="P16">The <text:span text:style-name="Class_20_Variables">$elements</text:span> method variable is incremented.</text:p>
      <text:p text:style-name="P16"/>
      <text:p text:style-name="P16">If the <text:span text:style-name="T1">isPassedByReference</text:span> method of the <text:span text:style-name="Class_20_Variables">$parameter</text:span> method variable returns true, the <text:span text:style-name="Class_20_Variables">$arguments</text:span> method variable element is assigned a reference to the original <text:span text:style-name="Class_20_Variables">$arguments</text:span> method variable element.</text:p>
      <text:p text:style-name="Method_20_Body"/>
      <text:p text:style-name="Method_20_Body">Another control loop is entered,</text:p>
      <text:p text:style-name="Method_20_Body"/>
      <text:p text:style-name="P15">The <text:span text:style-name="Class_20_Variables">$elements</text:span> method variable is incremented. <text:s/>If the result is not less than the result returned from the PHP <text:span text:style-name="T1">count</text:span> function on the <text:span text:style-name="Class_20_Variables">$argument</text:span> method variable, the control loop is exited;</text:p>
      <text:p text:style-name="P15"/>
      <text:p text:style-name="P15">The <text:span text:style-name="Class_20_Variables">$arguments</text:span> method variable element is assigned a reference to the original <text:span text:style-name="Class_20_Variables">$arguments</text:span> method variable element.</text:p>
      <text:p text:style-name="P15"><text:s/></text:p>
      <text:p text:style-name="Method_20_Body">The <text:span text:style-name="Class_20_Variables">$arguments</text:span> method variable is passed to the PHP <text:span text:style-name="T1">count</text:span> function and, if the result is 0,</text:p>
      <text:p text:style-name="Method_20_Body"/>
      <text:p text:style-name="P15">the <text:span text:style-name="T1">invoke</text:span> method of the <text:span text:style-name="Class_20_Variables">$function</text:span> method variable is called and the returned result is stored in the <text:span text:style-name="Class_20_Variables">$result </text:span>method variable;</text:p>
      <text:p text:style-name="P15"/>
      <text:p text:style-name="Method_20_Body"><text:soft-page-break/>Otherwise, </text:p>
      <text:p text:style-name="Method_20_Body"/>
      <text:p text:style-name="P15">the <text:span text:style-name="T1">invokeArgs</text:span> method of the <text:span text:style-name="Class_20_Variables">$function</text:span> method variable is passed the <text:span text:style-name="Class_20_Variables">$arguments</text:span> method variable, and the returned result is stored in the <text:span text:style-name="Class_20_Variables">$result</text:span> method variable.</text:p>
      <text:p text:style-name="P15"/>
      <text:p text:style-name="Method_20_Body">The <text:span text:style-name="Class_20_Variables">$result</text:span> method variable is returned.</text:p>
      <text:p text:style-name="Method_20_Body"/>
      <text:p text:style-name="Method_20_Body"/>
      <text:h text:style-name="P23" text:outline-level="3">Source Listing</text:h>
      <text:p text:style-name="Coding_20_Body"/>
      <text:p text:style-name="P10">&lt;?php</text:p>
      <text:p text:style-name="P10">namespace Library\Factory;</text:p>
      <text:p text:style-name="P10">use Library\Error;</text:p>
      <text:p text:style-name="P10"/>
      <text:p text:style-name="P10">/*</text:p>
      <text:p text:style-name="P10"><text:s/>* <text:tab/>Factory\InvokeFunction is copyright © 2012. EarthWalk Software.</text:p>
      <text:p text:style-name="P10"><text:s/>* <text:tab/>Licensed under the Academic Free License version 3.0.</text:p>
      <text:p text:style-name="P10"><text:s/>* <text:tab/>Refer to the file named License.txt provided with the source, </text:p>
      <text:p text:style-name="P10"><text:s/>* <text:tab/> <text:s text:c="2"/>or from http://opensource.org/licenses/academic.php</text:p>
      <text:p text:style-name="P10"><text:s/>*/</text:p>
      <text:p text:style-name="P10">/**</text:p>
      <text:p text:style-name="P10"><text:s/>* Factory\InvokeFunction.</text:p>
      <text:p text:style-name="P10"><text:s/>*</text:p>
      <text:p text:style-name="P10"><text:s/>* Call the requested function and pass any provided parameters.</text:p>
      <text:p text:style-name="P10"><text:s/>* <text:span text:style-name="T1">@author</text:span> Jay Wheeler.</text:p>
      <text:p text:style-name="P10"><text:s/>* <text:span text:style-name="T1">@version</text:span> 1.0</text:p>
      <text:p text:style-name="P10"><text:s/>* <text:span text:style-name="T1">@copyright</text:span> © 2012. EarthWalk Software.</text:p>
      <text:p text:style-name="P10"><text:s/>* <text:span text:style-name="T1">@license</text:span> Licensed under the Academic Free License version 3.0.</text:p>
      <text:p text:style-name="P10"><text:s/>* <text:span text:style-name="T1">@package</text:span> Library</text:p>
      <text:p text:style-name="P10"><text:s/>* <text:span text:style-name="T1">@subpackage</text:span> Factory.</text:p>
      <text:p text:style-name="P10"><text:s/>*/</text:p>
      <text:p text:style-name="P10">class InvokeFunction</text:p>
      <text:p text:style-name="P10">{</text:p>
      <text:p text:style-name="P10"><text:tab/>/**</text:p>
      <text:p text:style-name="P10"><text:tab/> * function</text:p>
      <text:p text:style-name="P10"><text:tab/> *</text:p>
      <text:p text:style-name="P10"><text:tab/> * function name to invoke</text:p>
      <text:p text:style-name="P10"><text:tab/> * <text:span text:style-name="T1">@var</text:span> string $function</text:p>
      <text:p text:style-name="P10"><text:tab/> */</text:p>
      <text:p text:style-name="P10"><text:tab/>protected<text:tab/><text:tab/>$functionName;</text:p>
      <text:p text:style-name="P10"/>
      <text:p text:style-name="P10"><text:tab/>/**</text:p>
      <text:p text:style-name="P10"><text:tab/> * __construct</text:p>
      <text:p text:style-name="P10"><text:tab/> *</text:p>
      <text:p text:style-name="P10"><text:tab/> * Class constructor</text:p>
      <text:p text:style-name="P10"><text:tab/> * <text:span text:style-name="T1">@param</text:span> string $functionName = (optional) function name</text:p>
      <text:p text:style-name="P10"><text:tab/> */</text:p>
      <text:p text:style-name="P10"><text:tab/>public function __construct($functionName=null)</text:p>
      <text:p text:style-name="P10"><text:tab/>{</text:p>
      <text:p text:style-name="P10"><text:tab/><text:tab/>$this-&gt;functionName($functionName);</text:p>
      <text:p text:style-name="P10"><text:tab/>}</text:p>
      <text:p text:style-name="P10"/>
      <text:p text:style-name="P10"><text:tab/>/**</text:p>
      <text:p text:style-name="P10"><text:tab/> * __destruct</text:p>
      <text:p text:style-name="P10"><text:tab/> *</text:p>
      <text:p text:style-name="P10"><text:tab/> * class destructor</text:p>
      <text:p text:style-name="P10"><text:tab/> */</text:p>
      <text:p text:style-name="P10"><text:tab/>public function __destruct()</text:p>
      <text:p text:style-name="P10"><text:tab/>{</text:p>
      <text:p text:style-name="P10"><text:tab/>}</text:p>
      <text:p text:style-name="P10"/>
      <text:p text:style-name="P10"/>
      <text:p text:style-name="P3"><text:s text:c="2"/><text:tab/>/**</text:p>
      <text:p text:style-name="P10"><text:s text:c="2"/><text:tab/> * invoke.</text:p>
      <text:p text:style-name="P10"><text:s text:c="2"/><text:tab/> *</text:p>
      <text:p text:style-name="P10"><text:s text:c="2"/><text:tab/> * Invokes the requested function with arguments in a list</text:p>
      <text:p text:style-name="P10"><text:s text:c="2"/><text:tab/> * <text:span text:style-name="T1">@param</text:span> list $arguments = array with arguments to pass to the function,</text:p>
      <text:p text:style-name="P10"><text:s text:c="2"/><text:tab/> * <text:span text:style-name="T1">@return</text:span> mixed $result = function execution result, if appropriate</text:p>
      <text:p text:style-name="P10"><text:s text:c="2"/><text:tab/> * <text:span text:style-name="T1">@throws</text:span> Library\Factory\Exception, \ReflectionException</text:p>
      <text:p text:style-name="P10"><text:s text:c="2"/><text:tab/> */</text:p>
      <text:p text:style-name="P10"><text:tab/>public function invoke()</text:p>
      <text:p text:style-name="P10"><text:tab/>{</text:p>
      <text:p text:style-name="P10"><text:tab/><text:tab/>$arguments = func_get_args();</text:p>
      <text:p text:style-name="P10"><text:tab/><text:tab/></text:p>
      <text:p text:style-name="P10"><text:tab/><text:tab/>if (count($arguments) == 0)</text:p>
      <text:p text:style-name="P10"><text:tab/><text:tab/>{</text:p>
      <text:p text:style-name="P10"><text:tab/><text:tab/><text:tab/>throw new Exception(Error::code('MissingFunctionName'));</text:p>
      <text:p text:style-name="P10"><text:tab/><text:tab/>}</text:p>
      <text:p text:style-name="P10"/>
      <text:p text:style-name="P10"><text:tab/><text:tab/>return $this-&gt;invokeArgs($arguments);</text:p>
      <text:p text:style-name="P10"><text:tab/>}</text:p>
      <text:p text:style-name="P10"/>
      <text:p text:style-name="P10"><text:s text:c="2"/><text:tab/>/**</text:p>
      <text:p text:style-name="P10"><text:s text:c="2"/><text:tab/> * invokeArgs.</text:p>
      <text:p text:style-name="P10"><text:s text:c="2"/><text:tab/> *</text:p>
      <text:p text:style-name="P10"><text:s text:c="2"/><text:tab/> * Invokes the requested function with arguments</text:p>
      <text:p text:style-name="P10"><text:s text:c="2"/><text:tab/> * <text:span text:style-name="T1">@param</text:span> array $arguments = array of arguments to pass to the function</text:p>
      <text:p text:style-name="P10"><text:s text:c="2"/><text:tab/> * <text:span text:style-name="T1">@return</text:span> mixed $result = function execution result, if appropriate</text:p>
      <text:p text:style-name="P10"><text:s text:c="2"/><text:tab/> * <text:span text:style-name="T1">@throws</text:span> Library\Factory\Exception, \ReflectionException</text:p>
      <text:p text:style-name="P10"><text:s text:c="2"/><text:tab/> */</text:p>
      <text:p text:style-name="P10"><text:tab/>public function invokeArgs(&amp;$arguments)</text:p>
      <text:p text:style-name="P10"><text:tab/>{</text:p>
      <text:p text:style-name="P10"><text:tab/><text:tab/>if (! $this-&gt;functionName)</text:p>
      <text:p text:style-name="P10"><text:tab/><text:tab/>{</text:p>
      <text:p text:style-name="P10"><text:tab/><text:tab/><text:tab/>throw new Exception(Error::code('MissingFunctionName'));</text:p>
      <text:p text:style-name="P10"><text:tab/><text:tab/>}</text:p>
      <text:p text:style-name="P10"/>
      <text:p text:style-name="P10"><text:tab/><text:tab/>$function = new \ReflectionFunction($this-&gt;functionName);</text:p>
      <text:p text:style-name="P10"><text:tab/><text:tab/>$parameters = $function-&gt;getParameters();</text:p>
      <text:p text:style-name="P10"/>
      <text:p text:style-name="P10"><text:tab/><text:tab/>$elements = 0;</text:p>
      <text:p text:style-name="P10"><text:tab/><text:tab/>if (count($arguments) &gt; 0)</text:p>
      <text:p text:style-name="P10"><text:tab/><text:tab/>{</text:p>
      <text:p text:style-name="P10"><text:tab/><text:tab/><text:tab/>foreach($parameters as $key =&gt; $parameter)</text:p>
      <text:p text:style-name="P10"><text:tab/><text:tab/><text:tab/>{</text:p>
      <text:p text:style-name="P10"><text:tab/><text:tab/><text:tab/><text:tab/>if (! array_key_exists($key, $arguments))</text:p>
      <text:p text:style-name="P10"><text:tab/><text:tab/><text:tab/><text:tab/>{</text:p>
      <text:p text:style-name="P10"><text:tab/><text:tab/><text:tab/><text:tab/><text:tab/>break;</text:p>
      <text:p text:style-name="P10"><text:tab/><text:tab/><text:tab/><text:tab/>}</text:p>
      <text:p text:style-name="P10"/>
      <text:p text:style-name="P10"><text:tab/><text:tab/><text:tab/><text:tab/>$elements++;</text:p>
      <text:p text:style-name="P10"><text:tab/><text:tab/><text:tab/><text:tab/>if ($parameter-&gt;isPassedByReference())</text:p>
      <text:p text:style-name="P10"><text:tab/><text:tab/><text:tab/><text:tab/>{</text:p>
      <text:p text:style-name="P10"><text:tab/><text:tab/><text:tab/><text:tab/><text:tab/>$arguments[$key] = &amp;$arguments[$key];</text:p>
      <text:p text:style-name="P10"><text:tab/><text:tab/><text:tab/><text:tab/>}</text:p>
      <text:p text:style-name="P10"><text:tab/><text:tab/><text:tab/>}</text:p>
      <text:p text:style-name="P10"><text:tab/><text:tab/>}</text:p>
      <text:p text:style-name="P10"/>
      <text:p text:style-name="P10"><text:tab/><text:tab/>while ($elements &lt; count($arguments))</text:p>
      <text:p text:style-name="P10"><text:tab/><text:tab/>{</text:p>
      <text:p text:style-name="P10"><text:tab/><text:tab/><text:tab/>$arguments[$elements] = &amp;$arguments[$elements];</text:p>
      <text:p text:style-name="P10"><text:tab/><text:tab/>}</text:p>
      <text:p text:style-name="P10"/>
      <text:p text:style-name="P10"><text:soft-page-break/><text:tab/><text:tab/>$result = false;</text:p>
      <text:p text:style-name="P10"/>
      <text:p text:style-name="P10"><text:tab/><text:tab/>if (count($arguments) == 0)</text:p>
      <text:p text:style-name="P10"><text:tab/><text:tab/>{</text:p>
      <text:p text:style-name="P10"><text:tab/><text:tab/><text:tab/>$result = $function-&gt;invoke();</text:p>
      <text:p text:style-name="P10"><text:tab/><text:tab/>}</text:p>
      <text:p text:style-name="P10"><text:tab/><text:tab/>else</text:p>
      <text:p text:style-name="P10"><text:tab/><text:tab/>{</text:p>
      <text:p text:style-name="P10"><text:tab/><text:tab/><text:tab/>$result = $function-&gt;invokeArgs($arguments);</text:p>
      <text:p text:style-name="P10"><text:tab/><text:tab/>}</text:p>
      <text:p text:style-name="P10"/>
      <text:p text:style-name="P10"><text:tab/><text:tab/>return $result;</text:p>
      <text:p text:style-name="P10"><text:tab/>}</text:p>
      <text:p text:style-name="P10"/>
      <text:p text:style-name="P10"><text:s text:c="2"/><text:tab/>/**</text:p>
      <text:p text:style-name="P10"><text:s text:c="2"/><text:tab/> * functionName.</text:p>
      <text:p text:style-name="P10"><text:s text:c="2"/><text:tab/> *</text:p>
      <text:p text:style-name="P10"><text:s text:c="2"/><text:tab/> * get/set the function name.</text:p>
      <text:p text:style-name="P10"><text:s text:c="2"/><text:tab/> * <text:span text:style-name="T1">@param</text:span> string $functionName = (optional) function name, null to query.</text:p>
      <text:p text:style-name="P10"><text:s text:c="2"/><text:tab/> * <text:span text:style-name="T1">@return</text:span> string $functionName = function name.</text:p>
      <text:p text:style-name="P10"><text:s text:c="2"/><text:tab/> */</text:p>
      <text:p text:style-name="P10"><text:s text:c="2"/><text:tab/>public function functionName($functionName=null)</text:p>
      <text:p text:style-name="P10"><text:s text:c="2"/><text:tab/>{</text:p>
      <text:p text:style-name="P10"><text:s text:c="2"/><text:tab/><text:tab/>if ($functionName)</text:p>
      <text:p text:style-name="P10"><text:s text:c="2"/><text:tab/><text:tab/>{</text:p>
      <text:p text:style-name="P10"><text:s text:c="2"/><text:tab/> <text:s/><text:tab/><text:tab/>$this-&gt;functionName = $functionName;</text:p>
      <text:p text:style-name="P10"><text:s text:c="2"/><text:tab/><text:tab/>}</text:p>
      <text:p text:style-name="P10"/>
      <text:p text:style-name="P10"><text:s text:c="2"/><text:tab/><text:tab/>return $this-&gt;functionName;</text:p>
      <text:p text:style-name="P10"><text:s text:c="2"/><text:tab/>}</text:p>
      <text:p text:style-name="P10"/>
      <text:p text:style-name="P10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Factory\InvokeFunction<text:tab/><text:tab/><text:page-number text:select-page="current">11</text:page-number><text:tab/><text:tab/><text:tab/><text:date style:data-style-name="N76" text:date-value="2012-07-21T17:22:51.99">July 21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1T15:27:15</meta:creation-date>
    <dc:title>ClassDocument</dc:title>
    <meta:editing-duration>PT21H46M30S</meta:editing-duration>
    <meta:editing-cycles>30</meta:editing-cycles>
    <meta:generator>OpenOffice.org/3.2$Linux OpenOffice.org_project/320m12$Build-9483</meta:generator>
    <meta:initial-creator>Jay Wheeler</meta:initial-creator>
    <dc:date>2012-07-21T17:22:52</dc:date>
    <dc:creator>Jay Wheeler</dc:creator>
    <meta:document-statistic meta:table-count="6" meta:image-count="0" meta:object-count="0" meta:page-count="11" meta:paragraph-count="300" meta:word-count="1322" meta:character-count="9641"/>
    <meta:user-defined meta:name="Info 1"/>
    <meta:user-defined meta:name="Info 2"/>
    <meta:user-defined meta:name="Info 3"/>
    <meta:user-defined meta:name="Info 4"/>
    <meta:template xlink:type="simple" xlink:actuate="onRequest" xlink:title="ClassDocument" xlink:href="../ClassDocument.odt" meta:date="2012-06-01T15:27:14"/>
  </office:meta>
</office:document-meta>
</file>